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1937in" svg:height="4.4496in" svg:x="2.9614in" svg:y="0.0315in">
            <draw:object draw:notify-on-update-of-ranges="Sheet1.A1:Sheet1.A19 Sheet1.B1:Sheet1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16-1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2024-02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2024-03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2024-0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2024-1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2025-0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2025-07</text:p>
          </table:table-cell>
          <table:table-cell office:value-type="float" office:value="230" calcext:value-type="float">
            <text:p>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obe Devanagari" svg:font-family="'Adobe Devanagari'" style:font-family-generic="system" style:font-pitch="variable"/>
    <style:font-face style:name="Adobe Heiti Std R" svg:font-family="'Adobe Heiti Std R'" style:font-family-generic="system" style:font-pitch="variable"/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DejaVu Sans1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Adobe Heiti Std R" style:font-family-asian="'Adobe Heiti Std R'" style:font-family-generic-asian="system" style:font-pitch-asian="variable" style:font-name-complex="Adobe Devanagari" style:font-family-complex="'Adobe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17:12:52.5146274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8-07-02T21:06:51.662257944</meta:creation-date>
    <dc:date>2025-07-15T17:14:35.445387396</dc:date>
    <meta:editing-duration>PT34M48S</meta:editing-duration>
    <meta:editing-cycles>23</meta:editing-cycles>
    <meta:generator>LibreOffice/25.2.4.3$Linux_X86_64 LibreOffice_project/520$Build-3</meta:generator>
    <meta:document-statistic meta:table-count="1" meta:cell-count="3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8.433cm" svg:height="11.303cm" xlink:href=".." xlink:type="simple" chart:class="chart:line" chart:style-name="ch1">
        <chart:plot-area chart:style-name="ch2" svg:x="0.568cm" svg:y="0.226cm" svg:width="27.297cm" svg:height="10.851cm">
          <chart:coordinate-region svg:x="1.415cm" svg:y="0.425cm" svg:width="25.793cm" svg:height="10.005cm"/>
          <chart:axis chart:dimension="x" chart:name="primary-x" chart:style-name="ch3" chartooo:axis-type="auto">
            <chartooo:date-scale/>
            <chart:categories table:cell-range-address="Sheet1.A1:Sheet1.A1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9" chart:class="chart:line">
            <chart:data-point chart:repeated="19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16-11</text:p>
                <draw:g>
                  <svg:desc>Sheet1.A1:Sheet1.A19</svg:desc>
                </draw:g>
              </table:table-cell>
              <table:table-cell office:value-type="float" office:value="80">
                <text:p>80</text:p>
                <draw:g>
                  <svg:desc>Sheet1.B1:Sheet1.B19</svg:desc>
                </draw:g>
              </table:table-cell>
            </table:table-row>
            <table:table-row>
              <table:table-cell office:value-type="string">
                <text:p>2017-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19-0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019-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19-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20-0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-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21-06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2021-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023-0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024-02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4-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024-0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024-1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25-0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025-07</text:p>
              </table:table-cell>
              <table:table-cell office:value-type="float" office:value="230">
                <text:p>2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